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25-03-0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21-12-0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20-12-1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20-02-2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19-02-0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18-01-0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17-01-0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16-01-1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15-02-17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14-01-0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13-01-2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12-01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11-01-05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10-01-1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09-01-1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08-01-28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07-01-1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06-01-0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05-01-1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04-02-1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03-01-2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02-01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01-02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2000-02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9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9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97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9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9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9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8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85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8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8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83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8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8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8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8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8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8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7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7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7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7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7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7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7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7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7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6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6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5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58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5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5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5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17094404801</text:p>
          </table:table-cell>
          <table:table-cell office:value-type="string" calcext:value-type="string">
            <text:p>SB-61-59-501</text:p>
          </table:table-cell>
          <table:table-cell office:value-type="string" calcext:value-type="string">
            <text:p>1955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2" meta:object-count="0"/>
    <meta:user-defined meta:name="AppVersion">3.0</meta:user-defined>
  </office:meta>
</office:document-meta>
</file>